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officeooo:rsid="001224e2" officeooo:paragraph-rsid="001224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quant Research Laboratories (Asia) Ltd.</text:p>
      <text:p text:style-name="P1">B-25, 3/F, Citicorp Centre</text:p>
      <text:p text:style-name="P1">18 Whitfield Road</text:p>
      <text:p text:style-name="P1">Tin Hau, Hong Kong</text:p>
      <text:p text:style-name="P1">HONG KONG</text:p>
      <text:p text:style-name="P1"/>
      <text:p text:style-name="P1">DFS Office of General Counsel</text:p>
      <text:p text:style-name="P1">New York State Department of Financial Services</text:p>
      <text:p text:style-name="P1">One State Street</text:p>
      <text:p text:style-name="P1">New York, NY 10004</text:p>
      <text:p text:style-name="P1"/>
      <text:p text:style-name="P1">Office of the Attorney General</text:p>
      <text:p text:style-name="P1">Division of Appeals &amp; Opinions</text:p>
      <text:p text:style-name="P1">The State Capitol</text:p>
      <text:p text:style-name="P1">Albany, NY 12224</text:p>
      <text:p text:style-name="P1"/>
      <text:p text:style-name="P1">Office of the Attorney General</text:p>
      <text:p text:style-name="P1">Investor Protection Bureau</text:p>
      <text:p text:style-name="P1">The State Capitol</text:p>
      <text:p text:style-name="P1">Albany, NY 12224</text:p>
      <text:p text:style-name="P1"/>
      <text:p text:style-name="P1">2014 October 14</text:p>
      <text:p text:style-name="P1"/>
      <text:p text:style-name="P1">Greetings:</text:p>
      <text:p text:style-name="P1"/>
      <text:p text:style-name="P1">On 23 July 2014, the New York Department of Financial Services</text:p>
      <text:p text:style-name="P1">("NYDFS") issued a request for comment on proposed rule-making</text:p>
      <text:p text:style-name="P1">regarding virtual currencies. <text:s/>We are writing this letter in response</text:p>
      <text:p text:style-name="P1">to this request for comment. <text:s/>As our response involves issues</text:p>
      <text:p text:style-name="P1">concerning the legal authority of the NYDFS to issue such regulations,</text:p>
      <text:p text:style-name="P1">as well as recommendations concerning the use of the Martin Act in</text:p>
      <text:p text:style-name="P1">virtual currency regulation, we have also forwarded our comments to</text:p>
      <text:p text:style-name="P1">both the Division of Appeals and Opinions as well as the Investor</text:p>
      <text:p text:style-name="P1">Protection Bureau within the office of the Attorney General.</text:p>
      <text:p text:style-name="P1"/>
      <text:p text:style-name="P1">Our company, Bitquant Research Laboratories (Asia) Ltd. is a Hong Kong</text:p>
      <text:p text:style-name="P1">based company which provides open source analytics and quantitative</text:p>
      <text:p text:style-name="P1">consulting services to financial institutions regarding products and</text:p>
      <text:p text:style-name="P1">services surrounding cryptocurrencies. <text:s/>Although we have no current or</text:p>
      <text:p text:style-name="P1">planned business operations in the state of New York, we share the</text:p>
      <text:p text:style-name="P1">goals of the NYDFS in creating a well regulated and vibrant industry</text:p>
      <text:p text:style-name="P1">surrounding virtual currencies, and we welcome the Department's</text:p>
      <text:p text:style-name="P1">efforts to solicit opinions in this matter.</text:p>
      <text:p text:style-name="P1"/>
      <text:p text:style-name="P1">We believe that the state of New York has a legitimate interest in</text:p>
      <text:p text:style-name="P1">protecting the residents of the state of New York from both consumer</text:p>
      <text:p text:style-name="P1">fraud and illicit use of virtual currencies to further illegal</text:p>
      <text:p text:style-name="P1">activities such as money laundering, and we are very interested in</text:p>
      <text:p text:style-name="P1">creating a proper regulatory system for the use of virtual</text:p>
      <text:p text:style-name="P1">currencies. </text:p>
      <text:p text:style-name="P1"/>
      <text:p text:style-name="P1">It is therefore of great regret that we find that NYDFS proposal is on</text:p>
      <text:p text:style-name="P1">extremely weak legal foundations. <text:s/>It is not merely the details of the</text:p>
      <text:p text:style-name="P1">proposal that are problematic, but the entire regulatory approach of</text:p>
      <text:p text:style-name="P1">extending a discretionary licensing system suitable for money</text:p>
      <text:p text:style-name="P1">transmission businesses to any business handling virtual currency.</text:p>
      <text:p text:style-name="P1">Not only is creating such a licensing system not in the public</text:p>
      <text:p text:style-name="P1">interest, we firmly believe that it exceeds the authority of the NYDFS</text:p>
      <text:p text:style-name="P1">under both New York state and federal law, and would not survive a</text:p>
      <text:p text:style-name="P1">legal challenge in either federal or New York state court.</text:p>
      <text:p text:style-name="P1"/>
      <text:p text:style-name="P1"><text:soft-page-break/>We assert that both state and federal courts would find that the</text:p>
      <text:p text:style-name="P1">discretionary licensing system that NYDFS has created for money</text:p>
      <text:p text:style-name="P1">transmission businesses is permissible only as a result of a special</text:p>
      <text:p text:style-name="P1">grant of authority from Congress and the New York state legislature.</text:p>
      <text:p text:style-name="P1">These grants of authority do not cover businesses which are not money</text:p>
      <text:p text:style-name="P1">transmission businesses, and therefore, as a matter of law, the NYDFS</text:p>
      <text:p text:style-name="P1">is limited in its ability to require discretionary licensing system to</text:p>
      <text:p text:style-name="P1">regulate a virtual currency business, in the event that the federal</text:p>
      <text:p text:style-name="P1">government has determined the business is not a money transmission</text:p>
      <text:p text:style-name="P1">business.</text:p>
      <text:p text:style-name="P1"/>
      <text:p text:style-name="P1">In order to place the proposed regulations on solid legal ground, we</text:p>
      <text:p text:style-name="P1">respectfully recommend the following three-pronged approach:</text:p>
      <text:p text:style-name="P1"/>
      <text:p text:style-name="P1">1) That the proposed regulations be made applicable *only* to</text:p>
      <text:p text:style-name="P1">businesses that under New York state law are currently subject to</text:p>
      <text:p text:style-name="P1">discretionary licensing by the NYDFS,</text:p>
      <text:p text:style-name="P1"/>
      <text:p text:style-name="P1">2) That for the purpose of consumer protection, that the main</text:p>
      <text:p text:style-name="P1">regulatory mechanism should be aggressive use of the Martin Act by the</text:p>
      <text:p text:style-name="P1">Attorney-General of the state of New York,</text:p>
      <text:p text:style-name="P1"/>
      <text:p text:style-name="P1">3) That for the purpose of anti-money laundering that the main</text:p>
      <text:p text:style-name="P1">regulatory mechanism should be the Bank Secrecy Act and the</text:p>
      <text:p text:style-name="P1">registration requirements and regulations issued by the United States</text:p>
      <text:p text:style-name="P1">Department of Treasury through FinCEN.</text:p>
      <text:p text:style-name="P1"/>
      <text:p text:style-name="P1">Finally, we believe that time of the essence if the NYDFS wishes to</text:p>
      <text:p text:style-name="P1">have a role in the field of virtual currency regulation. <text:s/>Our legal</text:p>
      <text:p text:style-name="P1">arguments suggest that virtual currencies businesses which involved in</text:p>
      <text:p text:style-name="P1">interstate commerce and which are not money transmitting businesses</text:p>
      <text:p text:style-name="P1">have the legal authority to begin doing business in New York state</text:p>
      <text:p text:style-name="P1">without reference to the NYDFS. <text:s/>If NYDFS wishes to have any role in</text:p>
      <text:p text:style-name="P1">virtual currency regulation, it must quickly and clearly produce a</text:p>
      <text:p text:style-name="P1">regulatory system which conforms to the legal constraints that we have</text:p>
      <text:p text:style-name="P1">identified in this letter. <text:s/>We look forward to NYDFS working with the</text:p>
      <text:p text:style-name="P1">virtual currency community in doing so.</text:p>
      <text:p text:style-name="P1"/>
      <text:p text:style-name="P1">We shall now present our legal arguments in detail.</text:p>
      <text:p text:style-name="P1"/>
      <text:p text:style-name="P1">TREATING ALL VIRTUAL CURRENCY BUSINESSES AS MONEY TRANSMITTERS</text:p>
      <text:p text:style-name="P1">CONFLICTS WITH THE DORMANT COMMERCE CLAUSE</text:p>
      <text:p text:style-name="P1"/>
      <text:p text:style-name="P1">NYDFS proposes taking a discretionary licensing system which is</text:p>
      <text:p text:style-name="P1">similar to that of money transmitters and apply it to all businesses</text:p>
      <text:p text:style-name="P1">using virtual currency. <text:s/>Under New York state law, the authority to</text:p>
      <text:p text:style-name="P1">regulate money transmitters arises from Article 13-B of the New York</text:p>
      <text:p text:style-name="P1">state Banking Law and Section 301 of the Financial Services Law. <text:s/>The</text:p>
      <text:p text:style-name="P1">powers of the state of New York must be exercised in a manner that is</text:p>
      <text:p text:style-name="P1">consistent with the United States Constitution which places the</text:p>
      <text:p text:style-name="P1">exclusive authority to regulate interstate commerce in the hands of</text:p>
      <text:p text:style-name="P1">the federal government. <text:s/>In order to avoid conflict between the New</text:p>
      <text:p text:style-name="P1">York state law and federal law, section 104(a)(2) of the Financial</text:p>
      <text:p text:style-name="P1">Services law specifically excludes from regulation by the NYDFS</text:p>
      <text:p text:style-name="P1">products and services where "where rules or regulations promulgated by</text:p>
      <text:p text:style-name="P1">the superintendent on such financial product or service would be</text:p>
      <text:p text:style-name="P1">preempted by federal law."</text:p>
      <text:p text:style-name="P1"/>
      <text:p text:style-name="P1">With respect to discretionary licensing of money transmitters there is</text:p>
      <text:p text:style-name="P1">no conflict between state and federal laws. <text:s/>In 18 USC 1960, Congress</text:p>
      <text:p text:style-name="P1">has specifically made operating a money transmission business without</text:p>
      <text:p text:style-name="P1"><text:soft-page-break/>a license in violation of state law a federal crime. <text:s/>This expresses a</text:p>
      <text:p text:style-name="P1">clear intention by Congress that a special licensing system is</text:p>
      <text:p text:style-name="P1">necessary to combat money laundering, and given that Congress has</text:p>
      <text:p text:style-name="P1">expressed a clear intention that states have the power to institute</text:p>
      <text:p text:style-name="P1">licensing requirements for money transmitters, there is no conflict</text:p>
      <text:p text:style-name="P1">between the powers of NYDFS and Federal law (see Western &amp; Southern</text:p>
      <text:p text:style-name="P1">Life Ins. v. State Board of California, 451 U.S. 648 (1981)), and</text:p>
      <text:p text:style-name="P1">therefore the commerce clause does not limit the authority of NYDFS to</text:p>
      <text:p text:style-name="P1">require licensing of money transmitters under New York state law</text:p>
      <text:p text:style-name="P1">regardless of the impact on interstate commerce.</text:p>
      <text:p text:style-name="P1"/>
      <text:p text:style-name="P1">However, it is critical to note that this regulatory system of state</text:p>
      <text:p text:style-name="P1">licensing of out-of-state money transmitters can be legally justified</text:p>
      <text:p text:style-name="P1">*only* because Congress has expressed a clear intention to allow</text:p>
      <text:p text:style-name="P1">states to license money transmitters in 18 USC 1960. <text:s/>With respect to</text:p>
      <text:p text:style-name="P1">virtual currency businesses which are *not* money transmitters,</text:p>
      <text:p text:style-name="P1">Congress has not expressed such an intention, and therefore the rules</text:p>
      <text:p text:style-name="P1">under the "dormant commerce clause" apply, and there are severe</text:p>
      <text:p text:style-name="P1">restrictions on the ability of a state to issue regulations which</text:p>
      <text:p text:style-name="P1">impact interstate commerce.</text:p>
      <text:p text:style-name="P1"/>
      <text:p text:style-name="P1">One could attempt to argue that all virtual currency businesses are</text:p>
      <text:p text:style-name="P1">money transmission businesses and therefore argue that they all fall</text:p>
      <text:p text:style-name="P1">under this Congressional authorization. <text:s/>However this argument simply</text:p>
      <text:p text:style-name="P1">will not work, as the United States FinCEN has issued rules that</text:p>
      <text:p text:style-name="P1">specifically and explicitly state that some businesses which the NYDFS</text:p>
      <text:p text:style-name="P1">regulation defines as "virtual currency businesses" are specifically</text:p>
      <text:p text:style-name="P1">not "money transmitters" and are exempt from the licensing and</text:p>
      <text:p text:style-name="P1">registration requirements of 18 USC 1960. <text:s/>FIN-2013-G001 issued by</text:p>
      <text:p text:style-name="P1">FinCEN on 18 March 2013, for example provides detailed guidance as to</text:p>
      <text:p text:style-name="P1">when a transaction is considered a "money transmission" and excludes a</text:p>
      <text:p text:style-name="P1">number of situations such if a broker or dealer accepts and transmits</text:p>
      <text:p text:style-name="P1">funds solely for effecting a purchase or sale of real currency or</text:p>
      <text:p text:style-name="P1">other commodities. <text:s/>FIN-2014-R001 and FIN-2014-R002 issued on 30</text:p>
      <text:p text:style-name="P1">January 2014 clarified that bitcoin miners, software developers, and</text:p>
      <text:p text:style-name="P1">investment pools would are not money services businesses or money</text:p>
      <text:p text:style-name="P1">transmitters.</text:p>
      <text:p text:style-name="P1"/>
      <text:p text:style-name="P1">One could then attempt to argue that FIN-2013-G001, FIN-2014-R001, and</text:p>
      <text:p text:style-name="P1">FIN-2014-R002 applies only to the definition of money transmitter</text:p>
      <text:p text:style-name="P1">under the Bank Secrecy Act and that a state could take a different</text:p>
      <text:p text:style-name="P1">definition of money transmitter. <text:s/>However, this argument is not</text:p>
      <text:p text:style-name="P1">viable. <text:s/>18 USC 1960 refers to the registration requirements of 31 USC</text:p>
      <text:p text:style-name="P1">5330 which is part of the Bank Secrecy Act, and hence a finding by</text:p>
      <text:p text:style-name="P1">FinCEN that a business is not a money transmitter removes it from the</text:p>
      <text:p text:style-name="P1">scope of 18 USC 1960. <text:s/>If a state attempts to define money transmitter</text:p>
      <text:p text:style-name="P1">in a way that is different from the FinCEN regulations, this would</text:p>
      <text:p text:style-name="P1">place those businesses outside of Congressional authorization for</text:p>
      <text:p text:style-name="P1">state licensing in 18 USC 1960, and the "dormant commerce clause"</text:p>
      <text:p text:style-name="P1">would become active.</text:p>
      <text:p text:style-name="P1"/>
      <text:p text:style-name="P1">Given that an agency of th federal government has determined that</text:p>
      <text:p text:style-name="P1">there are virtual currency businesses which are outside of the scope</text:p>
      <text:p text:style-name="P1">of the state licensing system authorized by Congress in 18 USC 1960,</text:p>
      <text:p text:style-name="P1">we must now perform a "dormant commerce clause" analysis to determine</text:p>
      <text:p text:style-name="P1">if the proposed regulations are consistent with federal law with</text:p>
      <text:p text:style-name="P1">respect to those businesses. <text:s/>It is are firm belief that a court would</text:p>
      <text:p text:style-name="P1">find that the proposed regulations are inconsistent with the dormant</text:p>
      <text:p text:style-name="P1">commerce clause and invalidate the regulations on constitutional</text:p>
      <text:p text:style-name="P1">grounds.</text:p>
      <text:p text:style-name="P1"/>
      <text:p text:style-name="P1"><text:soft-page-break/>Under the federal system of the United States, the power to regulate</text:p>
      <text:p text:style-name="P1">commerce between the states as well as commerce with foreign nations</text:p>
      <text:p text:style-name="P1">is an exclusive power of the United States federal government. <text:s/>Under</text:p>
      <text:p text:style-name="P1">the principle of the "dormant commerce clause", where Congress has</text:p>
      <text:p text:style-name="P1">chosen not to act, states are limited in their authority to propose</text:p>
      <text:p text:style-name="P1">restrictions on interstate commerce. <text:s/>This division of power is</text:p>
      <text:p text:style-name="P1">settled law and has been reflected in a long line of courts cases</text:p>
      <text:p text:style-name="P1">beginning with Gibbons v. Ogden, 22 U.S. 1 (1824) and extending</text:p>
      <text:p text:style-name="P1">through Wabash, St. Louis &amp; Pacific Railway Company v. Illinois, 118</text:p>
      <text:p text:style-name="P1">U.S. 557 (1886).</text:p>
      <text:p text:style-name="P1"/>
      <text:p text:style-name="P1">The current law regarding the dormant commerce clause first involves a</text:p>
      <text:p text:style-name="P1">test to see if the proposed state action is discriminative toward</text:p>
      <text:p text:style-name="P1">businesses outside of the state. <text:s/>If it is then would be reviewed</text:p>
      <text:p text:style-name="P1">under the tests of Hunt v. Washington State Apple Advertising</text:p>
      <text:p text:style-name="P1">Commission, 432 U.S. 333 (1977), in which strict scrutiny will be</text:p>
      <text:p text:style-name="P1">applied and the regulation will only be allowed if there is no less</text:p>
      <text:p text:style-name="P1">restrictive method of insuring that the regulation advances a state</text:p>
      <text:p text:style-name="P1">interest.</text:p>
      <text:p text:style-name="P1"/>
      <text:p text:style-name="P1">If the proposed state action is not discriminative, then the standard</text:p>
      <text:p text:style-name="P1">used would be Pike v. Bruce Church, Inc. 397 U.S. 137 (1970). <text:s/>Under</text:p>
      <text:p text:style-name="P1">this standard a restriction on interstate commerce would be found to</text:p>
      <text:p text:style-name="P1">be in violation of the dormant commerce clause if the burdens on</text:p>
      <text:p text:style-name="P1">commerce are clearly in excess of the local legitimate state interests</text:p>
      <text:p text:style-name="P1">advanced. <text:s/>Significantly, the Supreme Court has ruled that federal</text:p>
      <text:p text:style-name="P1">courts must review whether in fact the regulation will advance the</text:p>
      <text:p text:style-name="P1">stated purposes of the regulation ( see Raymond Motor Transportation,</text:p>
      <text:p text:style-name="P1">Inc. v. Rice, 434 U.S. 429 (1978) and Kassel v. Consolidated</text:p>
      <text:p text:style-name="P1">Freightways Corp. 450 US 662 (1981)). <text:s/></text:p>
      <text:p text:style-name="P1"/>
      <text:p text:style-name="P1">In contrast to regulations which do not effect interstate commerce, it</text:p>
      <text:p text:style-name="P1">is insufficient to merely state a "rational basis" for a regulation,</text:p>
      <text:p text:style-name="P1">but rather it is necessary to demonstrate that the regulations do in</text:p>
      <text:p text:style-name="P1">fact promote legitimate state interests. <text:s/>Where an regulation affects</text:p>
      <text:p text:style-name="P1">interstate commerce, it is insufficient to rely on vague and hypothetical</text:p>
      <text:p text:style-name="P1">arguments as how the proposal might advance state interests, a state</text:p>
      <text:p text:style-name="P1">must provide solid evidence that the regulation does in fact promote</text:p>
      <text:p text:style-name="P1">state interests and that these interests outweigh the burden to</text:p>
      <text:p text:style-name="P1">interstate commerce.</text:p>
      <text:p text:style-name="P1"/>
      <text:p text:style-name="P1">We assert that the regulations proposed by the NYDFS in their current</text:p>
      <text:p text:style-name="P1">form are so clearly in conflict with the dormant commerce clause that</text:p>
      <text:p text:style-name="P1">should the NYDFS attempt to enforce these regulations against any</text:p>
      <text:p text:style-name="P1">businesses outside of the state of New York which are not currently</text:p>
      <text:p text:style-name="P1">subject to licensing, they they will be almost immediately be</text:p>
      <text:p text:style-name="P1">challenged in federal court where they would be struck down.</text:p>
      <text:p text:style-name="P1"/>
      <text:p text:style-name="P1">These regulations are clearly discriminative against out-of-state</text:p>
      <text:p text:style-name="P1">virtual currency businesses. <text:s/>The requirement that any one doing</text:p>
      <text:p text:style-name="P1">business with non-US entities conduct enhanced due-diligence is</text:p>
      <text:p text:style-name="P1">clearly discriminative on its face for entities outside of the United</text:p>
      <text:p text:style-name="P1">States. <text:s/>In addition, a business that is an another country or another</text:p>
      <text:p text:style-name="P1">state, would find it inconvenient and burdensome to interact with</text:p>
      <text:p text:style-name="P1">officials within the state of New York, and would difficult or</text:p>
      <text:p text:style-name="P1">impossible to, for example, attend a licensing hearing in person or</text:p>
      <text:p text:style-name="P1">challenge an administrative decision in state court. <text:s/>In such a</text:p>
      <text:p text:style-name="P1">situation, the federal courts will apply strict scrutiny and will only</text:p>
      <text:p text:style-name="P1">allow the regulation if it can be shown that no other regulatory</text:p>
      <text:p text:style-name="P1">system will work.</text:p>
      <text:p text:style-name="P1"/>
      <text:p text:style-name="P1"><text:soft-page-break/>While consumer protection and prevention of money laundering is</text:p>
      <text:p text:style-name="P1">clearly a legitimate state interest, we do not believe that the state</text:p>
      <text:p text:style-name="P1">of New York can demonstrate in court that no other system of</text:p>
      <text:p text:style-name="P1">regulation will advance these interests, particularly given the</text:p>
      <text:p text:style-name="P1">determination by FinCEN that some businesses that would be covered</text:p>
      <text:p text:style-name="P1">under New York state licensing do not require Federal registration as</text:p>
      <text:p text:style-name="P1">money service businesses. <text:s/>We note here that the federal government</text:p>
      <text:p text:style-name="P1">created alternative systems for prevention of money laundering</text:p>
      <text:p text:style-name="P1">including registration of money service businesses and mandatory</text:p>
      <text:p text:style-name="P1">reporting of suspicious activity. <text:s/>In cases, where a virtual currency</text:p>
      <text:p text:style-name="P1">business is subject to a less restrictive federal requirement, it</text:p>
      <text:p text:style-name="P1">would be extremely difficult to provide a convincing argument that the</text:p>
      <text:p text:style-name="P1">NYDFS state regulations are the least restrictive necessary.</text:p>
      <text:p text:style-name="P1"/>
      <text:p text:style-name="P1">With respect to consumer fraud, the state of New York can use consumer</text:p>
      <text:p text:style-name="P1">fraud statutes against those that seek to defraud the residents of the</text:p>
      <text:p text:style-name="P1">state of New York, and there is absolutely no evidence that simply</text:p>
      <text:p text:style-name="P1">using existing laws on consumer protection will not achieve the</text:p>
      <text:p text:style-name="P1">interest in consumer protection.</text:p>
      <text:p text:style-name="P1"/>
      <text:p text:style-name="P1">With regard to prevention of money laundering, the regulations</text:p>
      <text:p text:style-name="P1">proposed by NYDFS including businesses that the federal government</text:p>
      <text:p text:style-name="P1">through FinCEN has explicitly concluded should *not* be regulated as</text:p>
      <text:p text:style-name="P1">money transmission businesses. <text:s/>In addition, while virtual currencies</text:p>
      <text:p text:style-name="P1">have been used for illicit purposes, federal agencies have been</text:p>
      <text:p text:style-name="P1">extremely aggressive and successful at closing down such activities,</text:p>
      <text:p text:style-name="P1">and there has been no suggestion that an intrusive and extensive use</text:p>
      <text:p text:style-name="P1">of licensing would prevent money laundering. <text:s/></text:p>
      <text:p text:style-name="P1"/>
      <text:p text:style-name="P1">Finally if these regulations are enacted, a federal judge will ask the</text:p>
      <text:p text:style-name="P1">state of New York why it is necessary to impose restrictive licensing</text:p>
      <text:p text:style-name="P1">on virtual currencies and coins, when no such restrictive licensing</text:p>
      <text:p text:style-name="P1">exists for physical currency and coins. <text:s/>Yes, virtual currencies can</text:p>
      <text:p text:style-name="P1">be used for illicit purposes but so can physical currency and coins.</text:p>
      <text:p text:style-name="P1">As the state of New York has not imposed mandatory licensing for gold</text:p>
      <text:p text:style-name="P1">coin dealers or currency exchangers when not involved in money</text:p>
      <text:p text:style-name="P1">transmission, a federal judge will ask NYDFS why these are necessary</text:p>
      <text:p text:style-name="P1">for virtual coin and virtual currency.</text:p>
      <text:p text:style-name="P1"/>
      <text:p text:style-name="P1">Even if the regulation were non-discriminative, they would impose</text:p>
      <text:p text:style-name="P1">massive and unreasonable burdens on interstate and international</text:p>
      <text:p text:style-name="P1">commerce. <text:s/>Because no rationale has been advanced as to how these</text:p>
      <text:p text:style-name="P1">regulations would in fact protect consumers or prevent money</text:p>
      <text:p text:style-name="P1">laundering, we believe that non-discriminative regulations would be</text:p>
      <text:p text:style-name="P1">found to be overly and unnecessarily intrusive for the same reasons</text:p>
      <text:p text:style-name="P1">that discriminative regulations would be found to be problematic.</text:p>
      <text:p text:style-name="P1"/>
      <text:p text:style-name="P1">Again, we wish to emphasize here that the federal courts would not</text:p>
      <text:p text:style-name="P1">merely subject the regulations to a "rational basis" standard in which</text:p>
      <text:p text:style-name="P1">the state of New York could advance a speculative reason why these</text:p>
      <text:p text:style-name="P1">regulations would advance consumer protection or prevent money</text:p>
      <text:p text:style-name="P1">laundering, but would subject the regulations to further scrutiny and</text:p>
      <text:p text:style-name="P1">a "Pike balancing test" in which the state of New York would be</text:p>
      <text:p text:style-name="P1">compelled to explain how these regulations, in fact, advance consumer</text:p>
      <text:p text:style-name="P1">protection or prevent money laundering and whether the real benefits</text:p>
      <text:p text:style-name="P1">provided by the regulation outweigh the substantial burdens imposed on</text:p>
      <text:p text:style-name="P1">interstate commerce.</text:p>
      <text:p text:style-name="P1"/>
      <text:p text:style-name="P1">Therefore, the question of what makes it necessary to impose licensing</text:p>
      <text:p text:style-name="P1">regulations on virtual currency and coins that simply do not exist</text:p>
      <text:p text:style-name="P1">with physical currency and coin is not a hypothetical or abstract</text:p>
      <text:p text:style-name="P1"><text:soft-page-break/>question. <text:s/>It is one that a federal judge will ask the state of New</text:p>
      <text:p text:style-name="P1">York in federal court, and which NYDFS must be prepared to answer.</text:p>
      <text:p text:style-name="P1"/>
      <text:p text:style-name="P1">We do not believe that the state of New York could demonstrate this in</text:p>
      <text:p text:style-name="P1">federal court, and therefore we believe that it would be tremendous</text:p>
      <text:p text:style-name="P1">mistake and waste of resources to use the current regulatory approach.</text:p>
      <text:p text:style-name="P1"/>
      <text:p text:style-name="P1">IT IS QUESTIONABLE WHETHER VIRTUAL CURRENCIES ARE INDEED A FINANCIAL</text:p>
      <text:p text:style-name="P1">PRODUCT OR SERVICE</text:p>
      <text:p text:style-name="P1"/>
      <text:p text:style-name="P1">There are additional legal difficulties in this proposal under New</text:p>
      <text:p text:style-name="P1">York State law. <text:s/>These difficulties are significant because they would</text:p>
      <text:p text:style-name="P1">impact regulation of virtual currency businesses which are situated</text:p>
      <text:p text:style-name="P1">within the state of New York and which interstate considerations do</text:p>
      <text:p text:style-name="P1">not apply.</text:p>
      <text:p text:style-name="P1"/>
      <text:p text:style-name="P1">First of all, it is very unclear whether virtual currencies are in</text:p>
      <text:p text:style-name="P1">fact "financial products or services." <text:s/>Virtual currencies can be used</text:p>
      <text:p text:style-name="P1">to store and transmit monetary value, but so can postage stamps, gold</text:p>
      <text:p text:style-name="P1">coin, or bales of cotton. <text:s/>We believe that there is strong question as</text:p>
      <text:p text:style-name="P1">to whether or not classify virtual currencies can be classified as</text:p>
      <text:p text:style-name="P1">financial products and services, and whether NYDFS has any more</text:p>
      <text:p text:style-name="P1">authority to require licensing of virtual currency dealers than it</text:p>
      <text:p text:style-name="P1">does to require licensing of dealers of physical gold coin or physical</text:p>
      <text:p text:style-name="P1">currency exchange dealers where there is no money transmission</text:p>
      <text:p text:style-name="P1">involved.</text:p>
      <text:p text:style-name="P1"/>
      <text:p text:style-name="P1">We very strongly urge that the NYDFS clarify on what basis it</text:p>
      <text:p text:style-name="P1">considers virtual currencies to be a "financial product or service"</text:p>
      <text:p text:style-name="P1">and why it feels that it has both the legal authority and the public</text:p>
      <text:p text:style-name="P1">interest reasons why it is necessary to impose special licensing on</text:p>
      <text:p text:style-name="P1">virtual currency, when no such regulations exist for physical coins or</text:p>
      <text:p text:style-name="P1">currency. <text:s/>As with the similar questions concerning the "dormant</text:p>
      <text:p text:style-name="P1">commerce clause" these are not abstract or hypothetical questions, as</text:p>
      <text:p text:style-name="P1">if the NYDFS does not clarify the legal basis and public interest</text:p>
      <text:p text:style-name="P1">rationale for these particular regulations now, it will be forced to</text:p>
      <text:p text:style-name="P1">do so when they are challenged in state court.</text:p>
      <text:p text:style-name="P1"/>
      <text:p text:style-name="P1">Even if one were to concede that virtual currencies are a "financial</text:p>
      <text:p text:style-name="P1">product or service" there remain severe problems with the proposed</text:p>
      <text:p text:style-name="P1">licensing system under New York state law.</text:p>
      <text:p text:style-name="P1"/>
      <text:p text:style-name="P1">THE NYDFS DOES NOT HAVE AUTHORITY TO REQUIRE LICENSING OF BUSINESSES</text:p>
      <text:p text:style-name="P1">SUBJECT TO THE MARTIN ACT</text:p>
      <text:p text:style-name="P1"/>
      <text:p text:style-name="P1">The NYDFS does not have authority over products "regulated for the</text:p>
      <text:p text:style-name="P1">purpose of consumer or investor protection by any other state agency,</text:p>
      <text:p text:style-name="P1">state department or state public authority". <text:s/>This is defined in the</text:p>
      <text:p text:style-name="P1">section 2-A which states</text:p>
      <text:p text:style-name="P1"/>
      <text:p text:style-name="P1"><text:s text:c="2"/>(2-a) A "financial product or service regulated for the purpose of</text:p>
      <text:p text:style-name="P1"><text:s text:c="2"/>consumer or investor protection": (A) shall include (i) any product</text:p>
      <text:p text:style-name="P1"><text:s text:c="2"/>or service for which registration or licensing is required or for</text:p>
      <text:p text:style-name="P1"><text:s text:c="2"/>which the offeror or provider is required to be registered or</text:p>
      <text:p text:style-name="P1"><text:s text:c="2"/>licensed by state law, (ii) any product or service as to which</text:p>
      <text:p text:style-name="P1"><text:s text:c="2"/>provisions for consumer or investor protection are specifically set</text:p>
      <text:p text:style-name="P1"><text:s text:c="2"/>forth for such product or service by state statute or regulation and</text:p>
      <text:p text:style-name="P1"><text:s text:c="2"/>(iii) securities, commodities and real property subject to the</text:p>
      <text:p text:style-name="P1"><text:s text:c="2"/>provisions of article twenty-three-a of the general business law,</text:p>
      <text:p text:style-name="P1"><text:s text:c="2"/>and (B) shall not include products or services solely subject to</text:p>
      <text:p text:style-name="P1"><text:soft-page-break/><text:s text:c="2"/>other general laws or regulations for the protection of consumers or</text:p>
      <text:p text:style-name="P1"><text:s text:c="2"/>investors.</text:p>
      <text:p text:style-name="P1"/>
      <text:p text:style-name="P1">This section excludes securities, commodities, and real property which</text:p>
      <text:p text:style-name="P1">are subject to the Martin Act from regulation by the NYDFS and places</text:p>
      <text:p text:style-name="P1">them under the jurisdiction of the Attorney-General. <text:s/>The Martin Act</text:p>
      <text:p text:style-name="P1">is primarily an anti-fraud statute that gives the Attorney-General</text:p>
      <text:p text:style-name="P1">extensive powers to combat securities and commodities fraud, but does</text:p>
      <text:p text:style-name="P1">not impose any licensing requirements on the sales of securities and</text:p>
      <text:p text:style-name="P1">commodities. <text:s/>As cryptocurrencies are considered by many jurisdictions</text:p>
      <text:p text:style-name="P1">and agencies such as the Internal Revenue Service to be a "virtual</text:p>
      <text:p text:style-name="P1">commodity," we believe that it is clear that under New York state law,</text:p>
      <text:p text:style-name="P1">the primary enforcement mechanism against fraud belongs to the</text:p>
      <text:p text:style-name="P1">Attorney General, and that the NYDFS does not have the legislative</text:p>
      <text:p text:style-name="P1">authority to impose licensing requirements on virtual currency</text:p>
      <text:p text:style-name="P1">businesses where those businesses are not involved in money</text:p>
      <text:p text:style-name="P1">transmission as defined by FinCEN.</text:p>
      <text:p text:style-name="P1"/>
      <text:p text:style-name="P1">THE NYDFS DOES NOT HAVE AUTHORITY TO REQUIRE LICENSING OF NON-CONSUMER</text:p>
      <text:p text:style-name="P1">BUSINESSES </text:p>
      <text:p text:style-name="P1"/>
      <text:p text:style-name="P1">There is yet an addition problem with the proposed regulations.</text:p>
      <text:p text:style-name="P1"/>
      <text:p text:style-name="P1">Under Section 104 of the Financial Services Law, the financial</text:p>
      <text:p text:style-name="P1">products and services which are subject to regulation by the</text:p>
      <text:p text:style-name="P1">superintendent include</text:p>
      <text:p text:style-name="P1"/>
      <text:p text:style-name="P1"><text:s text:c="2"/>(2) "Financial product or service" shall mean: (A) any financial</text:p>
      <text:p text:style-name="P1"><text:s text:c="2"/>product or financial service offered or provided by any person</text:p>
      <text:p text:style-name="P1"><text:s text:c="2"/>regulated or required to be regulated by the superintendent pursuant</text:p>
      <text:p text:style-name="P1"><text:s text:c="2"/>to the banking law or the insurance law or any financial product or</text:p>
      <text:p text:style-name="P1"><text:s text:c="2"/>service offered or sold to consumers except financial products or</text:p>
      <text:p text:style-name="P1"><text:s text:c="2"/>services: (i) regulated under the exclusive jurisdiction of a</text:p>
      <text:p text:style-name="P1"><text:s text:c="2"/>federal agency or authority, (ii) regulated for the purpose of</text:p>
      <text:p text:style-name="P1"><text:s text:c="2"/>consumer or investor protection by any other state agency, state</text:p>
      <text:p text:style-name="P1"><text:s text:c="2"/>department or state public authority, or (iii) where rules or</text:p>
      <text:p text:style-name="P1"><text:s text:c="2"/>regulations promulgated by the superintendent on such financial</text:p>
      <text:p text:style-name="P1"><text:s text:c="2"/>product or service would be preempted by federal law; and</text:p>
      <text:p text:style-name="P1"/>
      <text:p text:style-name="P1">Financial products and services that are not offered or sold to</text:p>
      <text:p text:style-name="P1">consumers are not subject to regulation by the NYDFS and therefore the</text:p>
      <text:p text:style-name="P1">NYDFS has no power to compel licensing of a business where there is no</text:p>
      <text:p text:style-name="P1">pre-existing law which allows for such licensing.</text:p>
      <text:p text:style-name="P1"/>
      <text:p text:style-name="P1">LICENSING SHOULD ONLY APPLY TO BUSINESSES SUCH AS MONEY TRANSMITTERS,</text:p>
      <text:p text:style-name="P1">WHICH ARE ALREADY UNDER NYDFS JURISDICTION. <text:s/>FOR OTHER BUSINESSES THE</text:p>
      <text:p text:style-name="P1">PRIMARY MECHANISM FOR INVESTOR AND CONSUMER PROTECTION SHOULD BE THE</text:p>
      <text:p text:style-name="P1">NEW YORK STATE MARTIN ACT AND THE PRIMARY MECHANISM FOR ANTI-MONEY</text:p>
      <text:p text:style-name="P1">LAUNDERING SHOULD BE THE FEDERAL BANK SECRECY ACT</text:p>
      <text:p text:style-name="P1"/>
      <text:p text:style-name="P1">It is our view that under New York state law and United States federal</text:p>
      <text:p text:style-name="P1">law, a general licensing system for virtual currency businesses is</text:p>
      <text:p text:style-name="P1">unworkable. <text:s/>At the very least to propose a regulatory structure which</text:p>
      <text:p text:style-name="P1">is similar to the one that has already been advanced would require the</text:p>
      <text:p text:style-name="P1">NYDFS to justify the legal basis of the regulations and the public</text:p>
      <text:p text:style-name="P1">interest rationale for the regulations far more extensively than they</text:p>
      <text:p text:style-name="P1">have done so far.</text:p>
      <text:p text:style-name="P1"/>
      <text:p text:style-name="P1">We believe that it would be a waste of time and effort to introduce</text:p>
      <text:p text:style-name="P1">regulations of such weak legal foundation only to have them be</text:p>
      <text:p text:style-name="P1"><text:soft-page-break/>overturned later. <text:s/>Such a path would not only subject virtual currency</text:p>
      <text:p text:style-name="P1">businesses to legal uncertainty, but would also be detrimental to the</text:p>
      <text:p text:style-name="P1">shared goal of consumer protection and money laundering prevention.</text:p>
      <text:p text:style-name="P1"/>
      <text:p text:style-name="P1">To the extent that new regulation is needed for businesses that are</text:p>
      <text:p text:style-name="P1">already subject to licensing, such as money transmitters, we believe</text:p>
      <text:p text:style-name="P1">that the proposed regulations add administrative clarity, and we do</text:p>
      <text:p text:style-name="P1">not object to the proposed regulations provided that they are limited</text:p>
      <text:p text:style-name="P1">to businesses which are already under the administrative jurisdiction</text:p>
      <text:p text:style-name="P1">of the NYDFS.</text:p>
      <text:p text:style-name="P1"/>
      <text:p text:style-name="P1">We therefore recommend the following:</text:p>
      <text:p text:style-name="P1"/>
      <text:p text:style-name="P1">1) We strongly recommend that Section 200.3(a) of the proposed virtual</text:p>
      <text:p text:style-name="P1">currency regulations be amended to read</text:p>
      <text:p text:style-name="P1"/>
      <text:p text:style-name="P1"><text:s text:c="2"/>No Person may in the course of performing a transaction subject to</text:p>
      <text:p text:style-name="P1"><text:s text:c="2"/>regulation by this agency under the laws of the state of New York</text:p>
      <text:p text:style-name="P1"><text:s text:c="2"/>shall without a license obtained from the superintendent as provided</text:p>
      <text:p text:style-name="P1"><text:s text:c="2"/>in this Part, engage in any Virtual Currency Business Activity.</text:p>
      <text:p text:style-name="P1"/>
      <text:p text:style-name="P1">The effect of this change would be to empower businesses which are</text:p>
      <text:p text:style-name="P1">already under NYDFS regulation to undertake virtual currency</text:p>
      <text:p text:style-name="P1">activities, while not extending NYDFS authority to businesses which</text:p>
      <text:p text:style-name="P1">are not subject to NYDFS authority under either state or federal law.</text:p>
      <text:p text:style-name="P1"/>
      <text:p text:style-name="P1">2) We strongly recommend that the NYDFS abandon discretionary</text:p>
      <text:p text:style-name="P1">licensing as the primary regulation mechanism for virtual currency</text:p>
      <text:p text:style-name="P1">businesses which are not subject to regulation as money transmitters,</text:p>
      <text:p text:style-name="P1">and instead work with the Attorney General to improve investor</text:p>
      <text:p text:style-name="P1">education and aggressively combat fraud using the Martin Act. <text:s/>In</text:p>
      <text:p text:style-name="P1">cases where there is suspected money laundering and illegal activity,</text:p>
      <text:p text:style-name="P1">we believe that the best approach is to work with the federal</text:p>
      <text:p text:style-name="P1">government and agencies such as FinCEN to develop a single national</text:p>
      <text:p text:style-name="P1">standard.</text:p>
      <text:p text:style-name="P1"/>
      <text:p text:style-name="P1">An aggressive anti-fraud program under the Martin Act imposes no few</text:p>
      <text:p text:style-name="P1">regulatory burdens on most virtual currency businesses outside of the</text:p>
      <text:p text:style-name="P1">state of New York while advancing a legitimate state interest of</text:p>
      <text:p text:style-name="P1">consumer protection, and unlike the licensing system proposed is</text:p>
      <text:p text:style-name="P1">consistent with the "dormant commerce clause." <text:s/>In addition, it is</text:p>
      <text:p text:style-name="P1">consistent with New York state law and provides both legal certainty</text:p>
      <text:p text:style-name="P1">and soundness for virtual currency regulation.</text:p>
      <text:p text:style-name="P1"/>
      <text:p text:style-name="P1">3) With respect to anti-money laundering, virtual currency businesses</text:p>
      <text:p text:style-name="P1">doing business with or in the United States are already required to</text:p>
      <text:p text:style-name="P1">comply with the terms of the Bank Secrecy Act and associated money</text:p>
      <text:p text:style-name="P1">laundering provisions. <text:s/>We do not see the need to add any further</text:p>
      <text:p text:style-name="P1">restrictions on the use of virtual currencies. <text:s/>Where such</text:p>
      <text:p text:style-name="P1">restrictions are found to be necessary, they should be initiated at</text:p>
      <text:p text:style-name="P1">the federal level.</text:p>
      <text:p text:style-name="P1"/>
      <text:p text:style-name="P1">Finally, we believe that time of the essence if the NYDFS and the</text:p>
      <text:p text:style-name="P1">state of New York wish to have a role in the field of virtual currency</text:p>
      <text:p text:style-name="P1">regulation. <text:s/>Our legal arguments suggest that virtual currencies</text:p>
      <text:p text:style-name="P1">businesses which involved in interstate commerce and which are not</text:p>
      <text:p text:style-name="P1">money transmitting businesses have the legal authority to begin doing</text:p>
      <text:p text:style-name="P1">business in New York state without reference to the NYDFS. <text:s/>It is our</text:p>
      <text:p text:style-name="P1">position that a interstate virtual currency business which is not a</text:p>
      <text:p text:style-name="P1">money transmitting business under federal law, can begin operations in</text:p>
      <text:p text:style-name="P1">New York state immediately without reference to any future regulations</text:p>
      <text:p text:style-name="P1"><text:soft-page-break/>proposed by the NYDFS, as those future regulations cannot exceed the</text:p>
      <text:p text:style-name="P1">constraints outlined in this letter.</text:p>
      <text:p text:style-name="P1"/>
      <text:p text:style-name="P1">If state of New York wishes to have any role in virtual currency</text:p>
      <text:p text:style-name="P1">regulation, it must quickly and clearly produce a regulatory system</text:p>
      <text:p text:style-name="P1">which conforms to the legal constraints that we have identified in</text:p>
      <text:p text:style-name="P1">this letter. <text:s/>If there are disputes as to the validity of the</text:p>
      <text:p text:style-name="P1">arguments we have outlined in this letter, it would be in the</text:p>
      <text:p text:style-name="P1">interests of the state of New York to very quickly and forcefully</text:p>
      <text:p text:style-name="P1">challenge the arguments we have outlined. <text:s/>The legal arguments we have</text:p>
      <text:p text:style-name="P1">outlined are well known in the virtual currency community, and should</text:p>
      <text:p text:style-name="P1">the state of New York not act quickly, it will have the effect of</text:p>
      <text:p text:style-name="P1">giving a green light for interstate non-money transmitting virtual</text:p>
      <text:p text:style-name="P1">currency businesses to operate in the state of New York, which would</text:p>
      <text:p text:style-name="P1">make it far more difficult and expensive should the state of New York</text:p>
      <text:p text:style-name="P1">choose to challenge the arguments at a later time.</text:p>
      <text:p text:style-name="P1"/>
      <text:p text:style-name="P1">We believe that the wisest course of action to use existing</text:p>
      <text:p text:style-name="P1">regulations and laws rather than create new ones. <text:s/>To focus efforts at</text:p>
      <text:p text:style-name="P1">the federal law would result in the manageable burden of dealing with</text:p>
      <text:p text:style-name="P1">one set of standards rather than 51 conflicting ones. <text:s/>In addition,</text:p>
      <text:p text:style-name="P1">both the Bank Secrecy Act and the Martin Act are decades old and have</text:p>
      <text:p text:style-name="P1">been subject to numerous court challenges so that their legal validity</text:p>
      <text:p text:style-name="P1">is not under question, unlike any completely new regulatory system.</text:p>
      <text:p text:style-name="P1"/>
      <text:p text:style-name="P1">We believe that most virtual currency businesses are honest and</text:p>
      <text:p text:style-name="P1">well-meaning people who share the goal of regulators in creating a</text:p>
      <text:p text:style-name="P1">vibrant and sound system of virtual currency. <text:s/>We also believe that</text:p>
      <text:p text:style-name="P1">regulatory activities should be focused on eliminated and punishing</text:p>
      <text:p text:style-name="P1">bad actors which seek to defraud or commit illegal activities against</text:p>
      <text:p text:style-name="P1">residents of the state of New York. <text:s/>Accordingly we believe that the</text:p>
      <text:p text:style-name="P1">proper regulatory mechanism is not through a licensing mechanism which</text:p>
      <text:p text:style-name="P1">imposes burdens on the honest, but through criminal and civil fraud</text:p>
      <text:p text:style-name="P1">sanctions which impose burdens on the dishonest, and to not to create</text:p>
      <text:p text:style-name="P1">new regulatory mechanisms but to use existing ones.</text:p>
      <text:p text:style-name="P1"/>
      <text:p text:style-name="P1">Although we believe the current approach taken by the NYDFS is legally</text:p>
      <text:p text:style-name="P1">unworkable, we believe that we share common goals with the state of</text:p>
      <text:p text:style-name="P1">New York in preventing consumer fraud and money laundering. <text:s/>We hope</text:p>
      <text:p text:style-name="P1">that our comments are taken seriously and look forward to cooperating</text:p>
      <text:p text:style-name="P1">with state of New York in any way which is consistent with federal law</text:p>
      <text:p text:style-name="P1">and the laws of the state of New York.</text:p>
      <text:p text:style-name="P1"/>
      <text:p text:style-name="P1">Sincerely,</text:p>
      <text:p text:style-name="P1"/>
      <text:p text:style-name="P1"/>
      <text:p text:style-name="P1"/>
      <text:p text:style-name="P1">Joseph Chen-Yu WANG</text:p>
      <text:p text:style-name="P1">Chief Scientist</text:p>
      <text:p text:style-name="P1">Bitquant Research Laboratories (Asia) Ltd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Preformatted_20_Text">Page <text:page-number text:select-page="current">9</text:page-number> of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3T18:04:15.182212349</dc:date>
    <dc:creator>Joseph Wang</dc:creator>
    <meta:editing-duration>PT1M1S</meta:editing-duration>
    <meta:editing-cycles>1</meta:editing-cycles>
    <meta:document-statistic meta:table-count="0" meta:image-count="0" meta:object-count="0" meta:page-count="9" meta:paragraph-count="466" meta:word-count="4523" meta:character-count="28129" meta:non-whitespace-character-count="23954"/>
    <meta:generator>LibreOffice/4.3.1.2$Linux_X86_64 LibreOffice_project/430$Build-2</meta:generator>
  </office:meta>
</office:document-meta>
</file>